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style:font-name="Courier New"/>
    </style:style>
    <style:style style:name="P6" style:family="paragraph" style:parent-style-name="Text_20_body">
      <style:paragraph-properties fo:text-align="start" style:justify-single-word="false"/>
      <style:text-properties style:font-name="Times New Roman"/>
    </style:style>
    <style:style style:name="P7" style:family="paragraph" style:parent-style-name="Text_20_body">
      <style:paragraph-properties fo:text-align="start" style:justify-single-word="false"/>
      <style:text-properties style:font-name="Courier New1"/>
    </style:style>
    <style:style style:name="T1" style:family="text">
      <style:text-properties style:font-name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$GET_CONFIG</text:p>
      <text:p text:style-name="P1"><text:a xlink:type="simple" xlink:href="../DungeonCraftHelp.html">DungeonCraft Help Home</text:a></text:p>
      <text:p text:style-name="P1"/>
      <text:p text:style-name="P6">This function can be used to obtain any value listed in the “config.txt” file. <text:s/>The parameter to the function is simply the **Exact** name as listed in the config.txt. <text:s/>For example, the value of the screen width in the config.txt is specified by:</text:p>
      <text:p text:style-name="P6"/>
      <text:p text:style-name="P7">Screen_Width = 640</text:p>
      <text:p text:style-name="P6"/>
      <text:p text:style-name="P6">To obtain this value in a script you would use the funtion:</text:p>
      <text:p text:style-name="P6"/>
      <text:p text:style-name="P7">result = $GET_CONFIG(“Screen_Width”);</text:p>
      <text:p text:style-name="P7"/>
      <text:p text:style-name="P6">and the result would be “640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NSimSun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30:37</meta:creation-date>
    <meta:generator>OpenOffice.org/3.2$Win32 OpenOffice.org_project/320m18$Build-9502</meta:generator>
    <meta:editing-cycles>4</meta:editing-cycles>
    <meta:editing-duration>PT00H59M08S</meta:editing-duration>
    <dc:title>$MIDDLE</dc:title>
    <dc:date>2014-01-04T14:23:44.52</dc:date>
    <dc:creator>Paul Stevens</dc:creator>
    <meta:document-statistic meta:table-count="0" meta:image-count="0" meta:object-count="0" meta:page-count="1" meta:paragraph-count="7" meta:word-count="73" meta:character-count="423"/>
  </office:meta>
</office:document-meta>
</file>